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Calibri"/>
    </style:style>
    <style:style style:name="ce7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7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" xlink:type="simple">http://www.nexusmods.com/fallout3/mods/47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www.nexusmods.com/fallout3/mods/15886/" xlink:type="simple">http://www.nexusmods.com/fallout3/mods/15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" xlink:type="simple">http://www.nexusmods.com/fallout3/mods/1574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" xlink:type="simple">http://www.nexusmods.com/fallout3/mods/265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" xlink:type="simple">http://www.nexusmods.com/fallout3/mods/1565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" xlink:type="simple">http://www.nexusmods.com/fallout3/mods/2080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" xlink:type="simple">http://www.nexusmods.com/fallout3/mods/156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" xlink:type="simple">http://www.nexusmods.com/fallout3/mods/1694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ed lip files</text:p>
          </table:table-cell>
          <table:table-cell office:value-type="string" calcext:value-type="string">
            <text:p><text:a xlink:href="http://www.nexusmods.com/fallout3/mods/22041/" xlink:type="simple">http://www.nexusmods.com/fallout3/mods/220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ing Project</text:p>
          </table:table-cell>
          <table:table-cell office:value-type="string" calcext:value-type="string">
            <text:p><text:a xlink:href="http://www.nexusmods.com/fallout3/mods/20859/" xlink:type="simple">http://www.nexusmods.com/fallout3/mods/2085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" xlink:type="simple">http://www.nexusmods.com/fallout3/mods/1260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" xlink:type="simple">http://www.nexusmods.com/fallout3/mods/56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" xlink:type="simple">http://www.nexusmods.com/fallout3/mods/89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" xlink:type="simple">http://www.nexusmods.com/fallout3/mods/1862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" xlink:type="simple">http://www.nexusmods.com/fallout3/mods/62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" xlink:type="simple">http://www.nexusmods.com/fallout3/mods/1352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" xlink:type="simple">http://www.nexusmods.com/fallout3/mods/1689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" xlink:type="simple">http://www.nexusmods.com/fallout3/mods/3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PreWar and Burned Books</text:p>
          </table:table-cell>
          <table:table-cell office:value-type="string" calcext:value-type="string">
            <text:p><text:a xlink:href="http://www.nexusmods.com/fallout3/mods/3679/" xlink:type="simple">http://www.nexusmods.com/fallout3/mods/367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" xlink:type="simple">http://www.nexusmods.com/fallout3/mods/1596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" xlink:type="simple">http://www.nexusmods.com/fallout3/mods/1574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" xlink:type="simple">http://www.nexusmods.com/fallout3/mods/1711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" xlink:type="simple">http://www.nexusmods.com/fallout3/mods/344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" xlink:type="simple">http://www.nexusmods.com/fallout3/mods/1693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" xlink:type="simple">http://www.nexusmods.com/fallout3/mods/557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" xlink:type="simple">http://www.nexusmods.com/fallout3/mods/1789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www.nexusmods.com/fallout3/mods/17876/" xlink:type="simple">http://www.nexusmods.com/fallout3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" xlink:type="simple">http://www.nexusmods.com/fallout3/mods/1929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www.nexusmods.com/fallout3/mods/8340/" xlink:type="simple">http://www.nexusmods.com/fallout3/mods/834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" xlink:type="simple">http://www.nexusmods.com/fallout3/mods/1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" xlink:type="simple">http://www.nexusmods.com/fallout3/mods/44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" xlink:type="simple">http://www.nexusmods.com/fallout3/mods/1168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" xlink:type="simple">http://www.nexusmods.com/fallout3/mods/561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" xlink:type="simple">http://www.nexusmods.com/fallout3/mods/213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table:style-name="ce5" office:value-type="string" calcext:value-type="string">
            <text:p><text:a xlink:href="http://www.nexusmods.com/fallout3/mods/16001/" xlink:type="simple">http://www.nexusmods.com/fallout3/mods/160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" xlink:type="simple">http://www.nexusmods.com/fallout3/mods/2018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" xlink:type="simple">http://www.nexusmods.com/fallout3/mods/1305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" xlink:type="simple">http://www.nexusmods.com/fallout3/mods/1993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www.nexusmods.com/fallout3/mods/7670/" xlink:type="simple">http://www.nexusmods.com/fallout3/mods/767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www.nexusmods.com/fallout3/mods/6341/" xlink:type="simple">http://www.nexusmods.com/fallout3/mods/63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" xlink:type="simple">http://www.nexusmods.com/fallout3/mods/276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" xlink:type="simple">http://www.nexusmods.com/fallout3/mods/806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" xlink:type="simple">http://www.nexusmods.com/fallout3/mods/8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ster Pipboy Faster</text:p>
          </table:table-cell>
          <table:table-cell office:value-type="string" calcext:value-type="string">
            <text:p><text:a xlink:href="http://www.nexusmods.com/newvegas/mods/35225/" xlink:type="simple">http://www.nexusmods.com/newvegas/mods/3522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" xlink:type="simple">http://www.nexusmods.com/fallout3/mods/1986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" xlink:type="simple">http://www.nexusmods.com/fallout3/mods/18133/</text:a></text:p>
          </table:table-cell>
          <table:table-cell table:style-name="ce10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" xlink:type="simple">http://www.nexusmods.com/fallout3/mods/14946/</text:a></text:p>
          </table:table-cell>
          <table:table-cell table:style-name="ce11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" xlink:type="simple">http://www.nexusmods.com/fallout3/mods/17145/</text:a></text:p>
          </table:table-cell>
          <table:table-cell table:style-name="ce1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" xlink:type="simple">http://www.nexusmods.com/fallout3/mods/20053/</text:a></text:p>
          </table:table-cell>
          <table:table-cell table:style-name="ce1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" xlink:type="simple">http://www.nexusmods.com/fallout3/mods/481/</text:a></text:p>
          </table:table-cell>
          <table:table-cell table:style-name="ce13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www.nexusmods.com/fallout3/mods/15790/" xlink:type="simple">http://www.nexusmods.com/fallout3/mods/15790/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ervious Power Armor</text:p>
          </table:table-cell>
          <table:table-cell office:value-type="string" calcext:value-type="string">
            <text:p><text:a xlink:href="http://www.nexusmods.com/fallout3/mods/13325/" xlink:type="simple">http://www.nexusmods.com/fallout3/mods/1332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" xlink:type="simple">http://www.nexusmods.com/fallout3/mods/1312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table:style-name="ce6" office:value-type="string" calcext:value-type="string">
            <text:p><text:a xlink:href="http://www.nexusmods.com/fallout3/mods/17743/" xlink:type="simple">http://www.nexusmods.com/fallout3/mods/1774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.3</text:p>
          </table:table-cell>
          <table:table-cell office:value-type="string" calcext:value-type="string">
            <text:p><text:a xlink:href="http://www.nexusmods.com/fallout3/mods/627/" xlink:type="simple">http://www.nexusmods.com/fallout3/mods/62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" xlink:type="simple">http://www.nexusmods.com/fallout3/mods/5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" xlink:type="simple">http://www.nexusmods.com/fallout3/mods/651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" xlink:type="simple">http://www.nexusmods.com/fallout3/mods/1916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www.nexusmods.com/fallout3/mods/3211/" xlink:type="simple">http://www.nexusmods.com/fallout3/mods/321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" xlink:type="simple">http://www.nexusmods.com/fallout3/mods/7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table:style-name="ce5" office:value-type="string" calcext:value-type="string">
            <text:p><text:a xlink:href="http://www.nexusmods.com/fallout3/mods/8247/" xlink:type="simple">http://www.nexusmods.com/fallout3/mods/82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_Texture_Pack</text:p>
          </table:table-cell>
          <table:table-cell office:value-type="string" calcext:value-type="string">
            <text:p><text:a xlink:href="http://www.nexusmods.com/fallout3/mods/1662/" xlink:type="simple">http://www.nexusmods.com/fallout3/mods/166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" xlink:type="simple">http://www.nexusmods.com/fallout3/mods/87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" xlink:type="simple">http://www.nexusmods.com/fallout3/mods/826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r Smiths Scrapyard</text:p>
          </table:table-cell>
          <table:table-cell office:value-type="string" calcext:value-type="string">
            <text:p><text:a xlink:href="http://www.nexusmods.com/fallout3/mods/14075/" xlink:type="simple">http://www.nexusmods.com/fallout3/mods/140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" xlink:type="simple">http://www.nexusmods.com/fallout3/mods/1205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" xlink:type="simple">http://www.nexusmods.com/fallout3/mods/1132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" xlink:type="simple">http://www.nexusmods.com/fallout3/mods/2037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" xlink:type="simple">http://www.nexusmods.com/fallout3/mods/1741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" xlink:type="simple">http://www.nexusmods.com/fallout3/mods/259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" xlink:type="simple">http://www.nexusmods.com/fallout3/mods/6894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www.nexusmods.com/fallout3/mods/6938/" xlink:type="simple">http://www.nexusmods.com/fallout3/mods/69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" xlink:type="simple">http://www.nexusmods.com/fallout3/mods/36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" xlink:type="simple">http://www.nexusmods.com/fallout3/mods/7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" xlink:type="simple">http://www.nexusmods.com/fallout3/mods/18678/</text:a></text:p>
          </table:table-cell>
          <table:table-cell table:style-name="ce16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iloh DS - Clean Pipboy Screen</text:p>
          </table:table-cell>
          <table:table-cell office:value-type="string" calcext:value-type="string">
            <text:p><text:a xlink:href="http://www.nexusmods.com/newvegas/mods/36255/" xlink:type="simple">http://www.nexusmods.com/newvegas/mods/36255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" xlink:type="simple">http://www.nexusmods.com/fallout3/mods/18389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rrain Pack</text:p>
          </table:table-cell>
          <table:table-cell office:value-type="string" calcext:value-type="string">
            <text:p><text:a xlink:href="http://www.nexusmods.com/fallout3/mods/774/" xlink:type="simple">http://www.nexusmods.com/fallout3/mods/774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rrain_Pack_ROCKS_ADD_ON_PACK</text:p>
          </table:table-cell>
          <table:table-cell office:value-type="string" calcext:value-type="string">
            <text:p><text:a xlink:href="http://www.nexusmods.com/fallout3/mods/866/" xlink:type="simple">http://www.nexusmods.com/fallout3/mods/86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" xlink:type="simple">http://www.nexusmods.com/fallout3/mods/16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" xlink:type="simple">http://www.nexusmods.com/fallout3/mods/1444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" xlink:type="simple">http://www.nexusmods.com/fallout3/mods/692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" xlink:type="simple">http://www.nexusmods.com/fallout3/mods/1912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/" xlink:type="simple">http://www.nexusmods.com/fallout3/mods/2086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" xlink:type="simple">http://www.nexusmods.com/fallout3/mods/630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" xlink:type="simple">http://www.nexusmods.com/fallout3/mods/1330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www.nexusmods.com/fallout3/mods/3388/" xlink:type="simple">http://www.nexusmods.com/fallout3/mods/338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" xlink:type="simple">http://www.nexusmods.com/fallout3/mods/59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 table:number-rows-repeated="104848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1:'Fallout 3 GOTY mods'.C84 'Fallout 3 GOTY mods'.C54:'Fallout 3 GOTY mods'.C77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1:'Fallout 3 GOTY mods'.C84 'Fallout 3 GOTY mods'.C54:'Fallout 3 GOTY mods'.C77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8:'Fallout 3 GOTY mods'.C78">
            <calcext:condition calcext:apply-style-name="Untitled1" calcext:value="=&quot;Yes&quot;" calcext:base-cell-address="'Fallout 3 GOTY mods'.C78"/>
            <calcext:condition calcext:apply-style-name="Untitled2" calcext:value="=&quot;No&quot;" calcext:base-cell-address="'Fallout 3 GOTY mods'.C78"/>
          </calcext:conditional-format>
          <calcext:conditional-format calcext:target-range-address="'Fallout 3 GOTY mods'.C78:'Fallout 3 GOTY mods'.C78">
            <calcext:condition calcext:apply-style-name="Untitled3" calcext:value="=&quot;Partial&quot;" calcext:base-cell-address="'Fallout 3 GOTY mods'.C78"/>
          </calcext:conditional-format>
          <calcext:conditional-format calcext:target-range-address="'Fallout 3 GOTY mods'.C79:'Fallout 3 GOTY mods'.C80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80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7:28:46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10-02T17:38:07.586000000</dc:date>
    <meta:editing-duration>P11DT4H52M31S</meta:editing-duration>
    <meta:editing-cycles>61</meta:editing-cycles>
    <meta:generator>LibreOffice/5.1.3.2$Windows_x86 LibreOffice_project/644e4637d1d8544fd9f56425bd6cec110e49301b</meta:generator>
    <meta:document-statistic meta:table-count="1" meta:cell-count="271" meta:object-count="0"/>
  </office:meta>
</office:document-meta>
</file>